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F000001BEC2104DDF29391284.jpg" manifest:media-type="image/jpeg"/>
  <manifest:file-entry manifest:full-path="Pictures/100000000000047C000004BB2D008A814D10D29A.jpg" manifest:media-type="image/jpeg"/>
  <manifest:file-entry manifest:full-path="Pictures/10000000000002EA0000037263C202419C02608C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paragraph" svg:x="-1.616cm" svg:y="5.519cm" svg:width="19.927cm" svg:height="21.017cm" draw:z-index="0"><draw:image xlink:href="Pictures/100000000000047C000004BB2D008A814D10D29A.jpg" xlink:type="simple" xlink:show="embed" xlink:actuate="onLoad" loext:mime-type="image/jpeg"/></draw:frame></text:p>
      <text:p text:style-name="P1"><draw:frame draw:style-name="fr1" draw:name="Imagen2" text:anchor-type="paragraph" svg:width="17cm" svg:height="20.1cm" draw:z-index="1"><draw:image xlink:href="Pictures/10000000000002EA0000037263C202419C02608C.jpg" xlink:type="simple" xlink:show="embed" xlink:actuate="onLoad" loext:mime-type="image/jpeg"/></draw:frame></text:p>
      <text:p text:style-name="P1"><draw:frame draw:style-name="fr1" draw:name="Imagen3" text:anchor-type="paragraph" svg:width="17cm" svg:height="11.299cm" draw:z-index="2"><draw:image xlink:href="Pictures/100000000000029F000001BEC2104DDF29391284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5T23:51:24.129000000</meta:creation-date>
    <dc:date>2022-03-15T23:59:49.187000000</dc:date>
    <meta:editing-duration>PT47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6.3.4.2$Windows_X86_64 LibreOffice_project/60da17e045e08f1793c57c00ba83cdfce946d0aa</meta:generator>
  </office:meta>
</office:document-meta>
</file>